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SoapConnecto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init( ComponentContext c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ttpsSoapConnector.isNeed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HttpsSoa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sSoapConnector.setKeyStorePassword( String key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Key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KeyPassword( String key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Key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KeyManagerFactory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TrustManagerFactory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tpsSoapConnector.setKeyStoreType( String key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SoapConnector.getKeySto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TrustManagerFactory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KeyManagerFactory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WantClientAuth( boolean want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isWant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HttpsSoapConnector( SslSocketConnecto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KeyStor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Max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MaxThreads( int max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Server( 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HttpsSoapConnector( String host , int port , String keyPassword , String keyStorePassword , String keyStore , boolean needClientAuth , boolean want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SoapConnector.setKeyStore(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SoapConnector.setNeedClientAuth( boolean need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